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D000000CEDDF14FF40AAA0273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rlito" svg:font-family="Carlito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3333" draw:opacity="31%" draw:textarea-horizontal-align="justify" draw:textarea-vertical-align="middle" draw:auto-grow-height="false" fo:min-height="2.798cm" fo:min-width="5.342cm"/>
    </style:style>
    <style:style style:name="gr4" style:family="graphic" style:parent-style-name="standard">
      <style:graphic-properties svg:stroke-color="#000000" draw:fill-color="#ff3300" draw:opacity="31%" draw:textarea-horizontal-align="justify" draw:textarea-vertical-align="middle" draw:auto-grow-height="false" fo:min-height="4.068cm" fo:min-width="5.85cm"/>
    </style:style>
    <style:style style:name="pr1" style:family="presentation" style:parent-style-name="BrightBlue-title">
      <style:graphic-properties draw:auto-grow-height="true" fo:min-height="6.729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506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.051cm" fo:margin-bottom="0cm"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>
      <style:paragraph-properties fo:margin-top="0.051cm" fo:margin-bottom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>
      <style:paragraph-properties fo:margin-top="0.356cm" fo:margin-bottom="0.254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>
      <style:paragraph-properties fo:margin-top="0.051cm" fo:margin-bottom="0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3333" draw:opacity="31%"/>
      <style:paragraph-properties fo:text-align="center"/>
    </style:style>
    <style:style style:name="P11" style:family="paragraph">
      <style:paragraph-properties fo:margin-top="0.051cm" fo:margin-bottom="0cm" style:text-autospace="none"/>
      <style:text-properties fo:font-variant="normal" fo:text-transform="none" style:use-window-font-color="true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051cm" fo:margin-bottom="0cm" style:text-autospace="none"/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ff3300" draw:opacity="31%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font-name="Monospace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0055" style:text-outline="false" style:text-line-through-style="none" style:text-line-through-type="none" style:font-name="Monospace" fo:font-size="12pt" fo:font-style="normal" fo:text-shadow="none" style:text-underline-style="none" fo:font-weight="bold" style:letter-kerning="true" fo:background-color="transparent" style:font-name-asian="Monospace" style:font-size-asian="12pt" style:font-style-asian="normal" style:font-weight-asian="bold" style:font-name-complex="Monospac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1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0055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fo:background-color="transparent" style:font-name-asian="Monospace" style:font-size-asian="12pt" style:font-style-asian="normal" style:font-weight-asian="bold" style:font-name-complex="Monospace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3e3e" style:text-outline="false" style:text-line-through-style="none" style:text-line-through-type="none" style:font-name="Liberation Sans1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a3e3e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7f0055" style:font-name="Carlito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4" style:family="text">
      <style:text-properties fo:color="#000000" style:font-name="Carlito" fo:font-size="16pt" style:font-name-asian="Monospace" style:font-size-asian="16pt" style:font-name-complex="Monospace" style:font-size-complex="16pt"/>
    </style:style>
    <style:style style:name="T15" style:family="text">
      <style:text-properties fo:color="#6a3e3e" style:font-name="Carlito" fo:font-size="16pt" style:font-name-asian="Monospace" style:font-size-asian="16pt" style:font-name-complex="Monospace" style:font-size-complex="16pt"/>
    </style:style>
    <style:style style:name="T16" style:family="text">
      <style:text-properties fo:color="#2a00ff" style:font-name="Carlito" fo:font-size="16pt" style:font-name-asian="Monospace" style:font-size-asian="16pt" style:font-name-complex="Monospace" style:font-size-complex="16pt"/>
    </style:style>
    <style:style style:name="T17" style:family="text">
      <style:text-properties fo:color="#000000" style:font-name="Carlito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18" style:family="text">
      <style:text-properties fo:color="#000000" style:font-name="Carlito" fo:font-size="16pt" fo:background-color="#ff3333" style:font-name-asian="Monospace" style:font-size-asian="16pt" style:font-name-complex="Monospace" style:font-size-complex="16pt"/>
    </style:style>
    <style:style style:name="T19" style:family="text">
      <style:text-properties fo:color="#000000" style:font-name="Monospace" fo:font-size="16pt" style:font-name-asian="Monospace" style:font-size-asian="16pt" style:font-name-complex="Monospace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25.199cm" svg:height="6.729cm" svg:x="1.4cm" svg:y="1.42cm" presentation:class="title" presentation:user-transformed="true">
          <draw:text-box>
            <text:p>DiscoveryServer<text:line-break/><text:span text:style-name="T1">Funzionamento</text:span><text:line-break/><text:line-break/></text:p>
          </draw:text-box>
        </draw:frame>
        <draw:frame presentation:style-name="pr2" draw:text-style-name="P1" draw:layer="layout" svg:width="25.199cm" svg:height="12.179cm" svg:x="1.217cm" svg:y="7.62cm" presentation:class="outline" presentation:user-transformed="true">
          <draw:text-box>
            <text:list text:style-name="L2">
              <text:list-item>
                <text:p text:style-name="P1"><text:span text:style-name="T2">Il D.S. conserva una tabella </text:span><text:span text:style-name="T2">in cui ciascun record e’ </text:span><text:span text:style-name="T2">costituito dalla coppia </text:span><text:span text:style-name="T2">(nomeFIle, numero di porta).</text:span></text:p>
              </text:list-item>
              <text:list-item>
                <text:p text:style-name="P1"><text:span text:style-name="T2">Per ogni elemento della </text:span><text:span text:style-name="T2">tabella genera un thread </text:span><text:span text:style-name="T2">RowSwapServer.</text:span></text:p>
              </text:list-item>
              <text:list-item>
                <text:p text:style-name="P1"><text:span text:style-name="T2">Alla richiesta del Client </text:span><text:span text:style-name="T2">risponde con il numero di </text:span><text:span text:style-name="T2">porta del thread che gestisce </text:span><text:span text:style-name="T2">il file richiesto. In caso il file </text:span><text:span text:style-name="T2">richiesto non sia presente </text:span><text:span text:style-name="T2">nella tabella, il D.S. risponde </text:span><text:span text:style-name="T2">al Client con un intero </text:span><text:span text:style-name="T2">negativo (-1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8">
        <draw:frame presentation:style-name="pr4" draw:layer="layout" svg:width="25.199cm" svg:height="3.506cm" svg:x="1.4cm" svg:y="0.837cm" presentation:class="title" presentation:user-transformed="true">
          <draw:text-box>
            <text:p>Discovery Server<text:line-break/><text:span text:style-name="T1">Problematiche</text:span></text:p>
          </draw:text-box>
        </draw:frame>
        <draw:frame presentation:style-name="pr2" draw:text-style-name="P1" draw:layer="layout" svg:width="12.297cm" svg:height="14.478cm" svg:x="1.4cm" svg:y="4.826cm" presentation:class="outline" presentation:user-transformed="true">
          <draw:text-box>
            <text:list text:style-name="L2">
              <text:list-item>
                <text:p text:style-name="P1"><text:span text:style-name="T3">Per garantire un corretto funzionamento </text:span><text:span text:style-name="T3">del D.S. e’ necessario, come prima </text:span><text:span text:style-name="T3">cosa, controllare che il contenuto della </text:span><text:span text:style-name="T3">tabella sia formalmente accettabile.</text:span></text:p>
              </text:list-item>
              <text:list-item>
                <text:p text:style-name="P1"><text:span text:style-name="T3"><text:s/></text:span><text:span text:style-name="T3">Il controllo dell’ unicita’ dei file in tabella </text:span><text:span text:style-name="T3">e’ garantito dall’ implementazione </text:span><text:span text:style-name="T3">(Hashtable), mentre e’ necessario </text:span><text:span text:style-name="T3">controllare che non ci siano numeri di </text:span><text:span text:style-name="T3">porta ripetuti.</text:span></text:p>
              </text:list-item>
              <text:list-item>
                <text:p text:style-name="P1"><text:span text:style-name="T3">In caso di errore nella costruzione della </text:span><text:span text:style-name="T3">tabella, viene stampata a video la causa </text:span><text:span text:style-name="T3">e il server si chiude.</text:span></text:p>
              </text:list-item>
              <text:list-item>
                <text:p text:style-name="P1"><text:span text:style-name="T3">Se invece la tabella e’ stata costruita </text:span><text:span text:style-name="T3">correttamente il Server crea i Thread </text:span><text:span text:style-name="T3">RowSwap, poi entra in un ciclo infinito </text:span><text:span text:style-name="T3">in cui esegue le seguenti operazioni in </text:span><text:span text:style-name="T3">sequenza:</text:span></text:p>
                <text:p text:style-name="P1"><text:span text:style-name="T2"/></text:p>
              </text:list-item>
            </text:list>
          </draw:text-box>
        </draw:frame>
        <draw:frame presentation:style-name="pr5" draw:text-style-name="P7" draw:layer="layout" svg:width="12.297cm" svg:height="15.494cm" svg:x="14.373cm" svg:y="4.826cm" presentation:class="outline" presentation:user-transformed="true">
          <draw:text-box>
            <text:p text:style-name="P3"><text:span text:style-name="T4"/></text:p>
            <text:p text:style-name="P3"><text:span text:style-name="T4">if(((args.length-1)%2)!=0&amp;&amp;args.length&gt;=3)…</text:span></text:p>
            <text:p text:style-name="P3"><text:span text:style-name="T5"/></text:p>
            <text:p text:style-name="P3"><text:span text:style-name="T4">if(hostPort&lt;1024)…</text:span></text:p>
            <text:p text:style-name="P3"><text:span text:style-name="T4"/></text:p>
            <text:p text:style-name="P3"><text:span text:style-name="T6"/></text:p>
            <text:p text:style-name="P4"><text:span text:style-name="T7">catch</text:span><text:span text:style-name="T8">(NumberFormatException </text:span><text:span text:style-name="T9">e</text:span><text:span text:style-name="T8">)</text:span></text:p>
            <text:p text:style-name="P5"><text:span text:style-name="T6">{</text:span></text:p>
            <text:p text:style-name="P5"><text:span text:style-name="T6">...</text:span></text:p>
            <text:p text:style-name="P6"><text:span text:style-name="T6">}</text:span></text:p>
            <text:p text:style-name="P3"><text:span text:style-name="T4"/></text:p>
            <text:p text:style-name="P3"><text:span text:style-name="T4"/></text:p>
            <text:p text:style-name="P3"><text:span text:style-name="T5">if</text:span><text:span text:style-name="T10">(</text:span><text:span text:style-name="T11">portNum</text:span><text:span text:style-name="T10">==</text:span><text:span text:style-name="T11">hostPort</text:span><text:span text:style-name="T10">||</text:span><text:span text:style-name="T11">portNum</text:span><text:span text:style-name="T10">&lt;1024)...</text:span></text:p>
            <text:p text:style-name="P3"><text:span text:style-name="T5"/></text:p>
            <text:p text:style-name="P3"><text:span text:style-name="T5">else</text:span><text:span text:style-name="T10"> </text:span><text:span text:style-name="T5">if</text:span><text:span text:style-name="T10">(</text:span><text:span text:style-name="T11">table</text:span><text:span text:style-name="T10">.containsValue(</text:span><text:span text:style-name="T11">portNum</text:span><text:span text:style-name="T10">))...</text:span></text:p>
          </draw:text-box>
        </draw:frame>
        <draw:line draw:style-name="gr2" draw:text-style-name="P8" draw:layer="layout" svg:x1="19.558cm" svg:y1="10.668cm" svg:x2="17.272cm" svg:y2="8.636cm">
          <text:p/>
        </draw:line>
        <draw:custom-shape draw:style-name="gr3" draw:text-style-name="P10" draw:layer="layout" svg:width="5.842cm" svg:height="3.048cm" svg:x="19.558cm" svg:y="8.89cm">
          <text:p text:style-name="P9"/>
          <text:p text:style-name="P9"><text:span text:style-name="T12">Host port inserita</text:span></text:p>
          <text:p text:style-name="P9"><text:span text:style-name="T12"><text:s/></text:span><text:span text:style-name="T12">da StdIn, possibili </text:span></text:p>
          <text:p text:style-name="P9"><text:span text:style-name="T12">Eccezioni in fase di </text:span></text:p>
          <text:p text:style-name="P9"><text:span text:style-name="T12">Parsing</text:span></text:p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office:forms form:automatic-focus="false" form:apply-design-mode="false"/>
        <draw:frame presentation:style-name="pr7" draw:text-style-name="P1" draw:layer="layout" svg:width="12.297cm" svg:height="17.747cm" svg:x="1.4cm" svg:y="1.557cm" presentation:class="outline" presentation:user-transformed="true">
          <draw:text-box>
            <text:list text:style-name="L4">
              <text:list-item>
                <text:p text:style-name="P1"><text:span text:style-name="T2">Attesa del pacchetto dal </text:span><text:span text:style-name="T2">Client.</text:span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Consultazione della tabella </text:span><text:span text:style-name="T2">per cercare l’elemento </text:span><text:span text:style-name="T2">richiesto.</text:span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Invio risposta al Client.</text:span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Qualsiasi eccezione non </text:span><text:span text:style-name="T2">imputablie all’utente che </text:span><text:span text:style-name="T2">invoca il D.S. </text:span><text:span text:style-name="T2">(NumberFormat, Socket, </text:span><text:span text:style-name="T2">ecc..) viene gestita in questo </text:span><text:span text:style-name="T2">modo:</text:span></text:p>
              </text:list-item>
            </text:list>
          </draw:text-box>
        </draw:frame>
        <draw:frame presentation:style-name="pr7" draw:text-style-name="P13" draw:layer="layout" svg:width="16.256cm" svg:height="16.51cm" svg:x="13.97cm" svg:y="1.778cm" presentation:class="outline" presentation:user-transformed="true">
          <draw:text-box>
            <text:p text:style-name="P11"><text:span text:style-name="T13">while</text:span><text:span text:style-name="T14">(</text:span><text:span text:style-name="T13">true</text:span><text:span text:style-name="T14">) {</text:span></text:p>
            <text:p text:style-name="P11"><text:span text:style-name="T15"><text:s text:c="4"/></text:span><text:span text:style-name="T15">packet</text:span><text:span text:style-name="T14">.setData(</text:span><text:span text:style-name="T15">buf</text:span><text:span text:style-name="T14">);</text:span></text:p>
            <text:p text:style-name="P11"><text:span text:style-name="T15"><text:s text:c="4"/></text:span><text:span text:style-name="T15">Socket</text:span><text:span text:style-name="T14">.receive(</text:span><text:span text:style-name="T15">packet</text:span><text:span text:style-name="T14">);</text:span></text:p>
            <text:p text:style-name="P11"><text:span text:style-name="T14"><text:s text:c="5"/>…</text:span><text:span text:style-name="T14">}</text:span></text:p>
            <text:p text:style-name="P11"><text:span text:style-name="T14"/></text:p>
            <text:p text:style-name="P11"><text:span text:style-name="T14"/></text:p>
            <text:p text:style-name="P11"><text:span text:style-name="T13">if</text:span><text:span text:style-name="T14">(</text:span><text:span text:style-name="T15">table</text:span><text:span text:style-name="T14">.get(</text:span><text:span text:style-name="T15">nomeFile</text:span><text:span text:style-name="T14">)==</text:span><text:span text:style-name="T13">null</text:span><text:span text:style-name="T14">)</text:span></text:p>
            <text:p text:style-name="P11"><text:span text:style-name="T14">{</text:span></text:p>
            <text:p text:style-name="P11"><text:span text:style-name="T15">doStream</text:span><text:span text:style-name="T14">.writeUTF(</text:span><text:span text:style-name="T16">"-1"</text:span><text:span text:style-name="T14">); </text:span></text:p>
            <text:p text:style-name="P12"><text:span text:style-name="T14">}</text:span></text:p>
            <text:p text:style-name="P12"><text:span text:style-name="T13">else</text:span></text:p>
            <text:p text:style-name="P12"><text:span text:style-name="T14">{</text:span></text:p>
            <text:p text:style-name="P11"><text:span text:style-name="T15">doStream</text:span><text:span text:style-name="T14">.writeUTF(</text:span><text:span text:style-name="T15">table</text:span><text:span text:style-name="T14">.get(</text:span><text:span text:style-name="T15">nomeFile</text:span><text:span text:style-name="T14">).toString()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catch</text:span><text:span text:style-name="T14"> (Exception </text:span><text:span text:style-name="T15">e</text:span><text:span text:style-name="T14">)</text:span></text:p>
            <text:p text:style-name="P12"><text:span text:style-name="T14">{</text:span></text:p>
            <text:p text:style-name="P11"><text:span text:style-name="T15">e</text:span><text:span text:style-name="T14">.printStackTrace();</text:span></text:p>
            <text:p text:style-name="P12"><text:span text:style-name="T14">System.</text:span><text:span text:style-name="T17">exit</text:span><text:span text:style-name="T14">(</text:span><text:span text:style-name="T18">CODICE ERRORE</text:span><text:span text:style-name="T14">);</text:span></text:p>
            <text:p text:style-name="P12"><text:span text:style-name="T19">}</text:span></text:p>
          </draw:text-box>
        </draw:frame>
        <draw:line draw:style-name="gr2" draw:text-style-name="P8" draw:layer="layout" svg:x1="23.876cm" svg:y1="4.826cm" svg:x2="20.066cm" svg:y2="6.858cm">
          <text:p/>
        </draw:line>
        <draw:custom-shape draw:style-name="gr4" draw:text-style-name="P15" draw:layer="layout" svg:width="6.35cm" svg:height="4.318cm" svg:x="20.828cm" svg:y="0.508cm">
          <text:p text:style-name="P14"><text:span text:style-name="T12">Il Client interpreta il “-1”</text:span></text:p>
          <text:p text:style-name="P14"><text:span text:style-name="T12">come File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rlito" svg:font-family="Carlito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D000000CEDDF14FF40AAA0273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1:56:34.858161169</meta:creation-date>
    <dc:date>2019-10-17T13:32:07.572829306</dc:date>
    <meta:editing-duration>PT32M57S</meta:editing-duration>
    <meta:editing-cycles>5</meta:editing-cycles>
    <meta:generator>LibreOffice/5.2.7.2$Linux_X86_64 LibreOffice_project/20m0$Build-2</meta:generator>
    <meta:document-statistic meta:object-count="50"/>
  </office:meta>
</office:document-meta>
</file>